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arabskie2"/>
    <style:style style:name="P2" style:family="paragraph" style:parent-style-name="Standard" style:list-style-name="łacińskie_20_durze"/>
    <style:style style:name="P3" style:family="paragraph" style:parent-style-name="Standard" style:list-style-name="łacińskie_20_małe"/>
    <style:style style:name="P4" style:family="paragraph" style:parent-style-name="Standard" style:list-style-name="arabskie2">
      <style:paragraph-properties fo:margin-top="0cm" fo:margin-bottom="0.101cm" loext:contextual-spacing="false"/>
    </style:style>
    <style:style style:name="P5" style:family="paragraph" style:parent-style-name="rzymskie1" style:list-style-name="rzymskie1"/>
    <style:style style:name="P6" style:family="paragraph" style:parent-style-name="łacińskie_20_małe" style:list-style-name="łacińskie_20_małe"/>
    <style:style style:name="P7" style:family="paragraph" style:parent-style-name="łacińskie_20_durze" style:list-style-name="łacińskie_20_durze"/>
    <style:style style:name="P8" style:family="paragraph" style:parent-style-name="arabskie2" style:list-style-name="arabskie2"/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2962243155" text:style-name="rzymskie1">
        <text:list-item>
          <text:p text:style-name="P5">Literatura podmiotu:</text:p>
        </text:list-item>
      </text:list>
      <text:list xml:id="list1321435879" text:style-name="arabskie2">
        <text:list-item>
          <text:p text:style-name="P4">Kochanowski Jan, Odprawa posłów greckich, Zakład Narodowy im. Ossolińskich, Wrocław 1985.</text:p>
        </text:list-item>
      </text:list>
      <text:list xml:id="list2428859284" text:style-name="arabskie2">
        <text:list-item>
          <text:p text:style-name="P4">Machiavelli Niccolo, Książę (fragmenty), [w:] Mrowcewicz Krzysztof, Przeszłość to dziś, Wydawnictwo STENTOR, Warszawa 2004, s. 54-56.</text:p>
        </text:list-item>
      </text:list>
      <text:list xml:id="list103352500801081" text:continue-list="list1321435879" text:style-name="arabskie2">
        <text:list-item>
          <text:p text:style-name="P8">Shakespeare William, Makbet, Wydawnictwo Łódzkie, Biblioteka Lektur Szkolnych, Łódź 1976.</text:p>
        </text:list-item>
        <text:list-item>
          <text:p text:style-name="P4">Sofokles, Antygona, Krajowa Agencja Wydawnicza Rzeszów, Rzeszów 1990.</text:p>
        </text:list-item>
      </text:list>
      <text:list xml:id="list103352455473466" text:continue-list="list2962243155" text:style-name="rzymskie1">
        <text:list-item>
          <text:p text:style-name="P5">Literatura przedmiotu:</text:p>
        </text:list-item>
      </text:list>
      <text:list xml:id="list103352660141233" text:continue-list="list2428859284" text:style-name="arabskie2">
        <text:list-item>
          <text:p text:style-name="P8">Komorowski Jarosław, Makbet Williama Shakespeare'a, WSiP, Biblioteka Analiz Literackich, Warszawa 1989, s. 52-57.</text:p>
        </text:list-item>
        <text:list-item>
          <text:p text:style-name="P8">Kotarski Edward, Odprawa posłów greckich Jana Kochanowskiego, Państwowe Zakłady Wydawnictw Szkolnych, Biblioteka Analiz Literackich, Warszawa 1969, s.40-48.</text:p>
        </text:list-item>
        <text:list-item>
          <text:p text:style-name="P8">Ryś Anna, Antygona Sofoklesa, Wydawnictwo Marek Rożak, Gdańsk 1994, s. 29- 42.</text:p>
        </text:list-item>
      </text:list>
      <text:list xml:id="list103354141937346" text:continue-list="list103352455473466" text:style-name="rzymskie1">
        <text:list-item>
          <text:p text:style-name="P5">Ramowy plan wypowiedzi:</text:p>
        </text:list-item>
      </text:list>
      <text:list xml:id="list1141867073" text:style-name="łacińskie_20_durze">
        <text:list-item>
          <text:p text:style-name="P7">Wstęp</text:p>
        </text:list-item>
      </text:list>
      <text:list xml:id="list103353270995978" text:continue-list="list103352660141233" text:style-name="arabskie2">
        <text:list-item text:start-value="1">
          <text:p text:style-name="arabskie2">Rozważania dotyczące* osób sprawujących władzę oraz* sposobów rządzenia.</text:p>
        </text:list-item>
        <text:list-item>
          <text:p text:style-name="arabskie2">"Ksiażę" Niccolo Machiavellego jako punkt odniesienia do analizy postępowania przedstawionych bohaterów – władców.</text:p>
        </text:list-item>
      </text:list>
      <text:list xml:id="list103353718579529" text:continue-list="list1141867073" text:style-name="łacińskie_20_durze">
        <text:list-item>
          <text:p text:style-name="P2">Kolejność prezentowanych argumentów (treści)</text:p>
        </text:list-item>
      </text:list>
      <text:list xml:id="list103353325282315" text:continue-list="list103353270995978" text:style-name="arabskie2">
        <text:list-item>
          <text:p text:style-name="P8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8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8">Zróżnicowanie* oceny postępowania Kreona jako:</text:p>
        </text:list-item>
      </text:list>
      <text:list xml:id="list571048138" text:style-name="łacińskie_20_małe">
        <text:list-item>
          <text:p text:style-name="P6">władcy – tyrana i despoty surowo egzekwującego wydane prawa i rozkazy,</text:p>
        </text:list-item>
      </text:list>
      <text:list xml:id="list3871524389" text:style-name="łacińskie_20_małe">
        <text:list-item>
          <text:p text:style-name="P3">władcy konsekwentnego, bezkompromisowego, pozbawionego prywaty, kierującego się interesami i obowiązkami państwa.</text:p>
        </text:list-item>
      </text:list>
      <text:list xml:id="list103352368207407" text:continue-list="list103353325282315" text:style-name="arabskie2">
        <text:list-item>
          <text:p text:style-name="P1">Sylwetka bezwzględnego Makbeta – władcy zbrodniarza zaślepionego namiętnością władzy, ale bezustannego borykającego się z wyrzutami sumienia:</text:p>
        </text:list-item>
      </text:list>
      <text:list xml:id="list103353344620232" text:continue-list="list3871524389" text:style-name="łacińskie_20_małe">
        <text:list-item>
          <text:p text:style-name="P3">tragizm postaci Makbeta – władca ukazany jako marionetka ludzkich namiętności, motyw życia – teatru.</text:p>
        </text:list-item>
      </text:list>
      <text:list xml:id="list3222745434" text:style-name="łacińskie_20_durze">
        <text:list-item>
          <text:p text:style-name="P2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54002711791" text:continue-list="list103354141937346" text:style-name="rzymskie1">
        <text:list-item>
          <text:p text:style-name="P5">Materiały pomocnicze</text:p>
        </text:list-item>
      </text:list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<text:soft-page-break/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 style:list-style-name="arabskie2">
      <style:paragraph-properties fo:margin-top="0cm" fo:margin-bottom="0.101cm" loext:contextual-spacing="false"/>
    </style:style>
    <style:style style:name="łacińskie_20_durze" style:display-name="łacińskie durze" style:family="paragraph" style:parent-style-name="Standard">
      <style:paragraph-properties fo:margin-left="0.6cm" fo:margin-right="0cm" fo:margin-top="0.199cm" fo:margin-bottom="0.101cm" loext:contextual-spacing="false" fo:text-indent="0cm" style:auto-text-indent="false" style:writing-mode="page"/>
    </style:style>
    <style:style style:name="łacińskie_20_małe" style:display-name="łacińskie małe" style:family="paragraph" style:parent-style-name="Standard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_20_durze" style:display-name="łacińskie durz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_20_małe" style:display-name="łacińskie mał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0.307007251</meta:creation-date>
    <dc:date>2017-10-23T10:33:49.111079565</dc:date>
    <meta:editing-duration>PT6M11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8" meta:character-count="2626" meta:non-whitespace-character-count="2346"/>
  </office:meta>
</office:document-meta>
</file>